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3FE000000291E41CDBBC03AD38A.png" manifest:media-type="image/png"/>
  <manifest:file-entry manifest:full-path="Pictures/10000001000001C6000000295EF42FE7E375F0E0.png" manifest:media-type="image/png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9.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3.8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9.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75cm" fo:min-width="21.5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5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3.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1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333333" draw:marker-start="Arrowheads_20_1" draw:marker-start-width="0.3cm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333333" draw:marker-start="Arrowheads_20_3" draw:marker-start-width="0.3cm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104cm" fo:min-width="4.85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8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.458cm" fo:min-width="0.208cm"/>
      <style:paragraph-properties style:writing-mode="lr-tb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svg:stroke-width="0.081cm" svg:stroke-color="#999999" draw:marker-start-width="0.321cm" draw:marker-end-width="0.321cm" draw:fill-color="#fff5ce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heads_20_8" draw:marker-end-width="0.3cm" draw:fill="none" draw:textarea-vertical-align="middle"/>
    </style:style>
    <style:style style:name="gr23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65cm" fo:min-width="7.6cm" fo:padding-top="0.165cm" fo:padding-bottom="0.165cm" fo:padding-left="0.29cm" fo:padding-right="0.29cm"/>
    </style:style>
    <style:style style:name="gr24" style:family="graphic" style:parent-style-name="objectwithoutfill">
      <style:graphic-properties svg:stroke-color="#333333" draw:marker-end="Arrowheads_20_9" draw:marker-end-width="0.3cm" draw:fill="none" draw:textarea-vertical-align="middle"/>
    </style:style>
    <style:style style:name="gr25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6" style:family="graphic" style:parent-style-name="standard">
      <style:graphic-properties draw:stroke="none" svg:stroke-color="#333333" draw:fill="none" draw:fill-color="#ffffff" draw:auto-grow-height="true" draw:auto-grow-width="false" fo:max-height="0cm" fo:min-height="0.479cm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/>
    </style:style>
    <style:style style:name="gr28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67cm" fo:min-width="21.42cm" fo:padding-top="0.165cm" fo:padding-bottom="0.165cm" fo:padding-left="0.29cm" fo:padding-right="0.29cm"/>
    </style:style>
    <style:style style:name="gr29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/>
      <style:paragraph-properties style:writing-mode="lr-tb"/>
    </style:style>
    <style:style style:name="gr31" style:family="graphic" style:parent-style-name="objectwithoutfill">
      <style:graphic-properties draw:marker-end="Arrowheads_20_14" draw:marker-end-width="0.3cm" draw:fill="none" draw:textarea-vertical-align="middle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dbb6"/>
      <style:paragraph-properties fo:text-align="center"/>
      <style:text-properties style:text-position="33% 58%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b66c"/>
      <style:paragraph-properties fo:text-align="center"/>
      <style:text-properties style:text-position="33% 58%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e59"/>
      <style:paragraph-properties fo:text-align="center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e8f2a1"/>
      <style:paragraph-properties fo:text-align="center" style:writing-mode="lr-tb"/>
    </style:style>
    <style:style style:name="P14" style:family="paragraph">
      <loext:graphic-properties draw:fill-color="#fff5ce"/>
      <style:paragraph-properties fo:text-align="center"/>
    </style:style>
    <style:style style:name="P15" style:family="paragraph">
      <loext:graphic-properties draw:opacity="13%"/>
      <style:paragraph-properties fo:text-align="center"/>
      <style:text-properties style:text-position="33% 58%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2" draw:id="id12">
          <draw:custom-shape draw:style-name="gr1" draw:text-style-name="P1" xml:id="id8" draw:id="id8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1" draw:id="id1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3.124cm" svg:height="0.97cm" svg:x="7.24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2" xml:id="id2" draw:id="id2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7" draw:layer="layout" svg:x1="8.55cm" svg:y1="7.5cm" svg:x2="16.6cm" svg:y2="7.5cm" draw:start-shape="id1" draw:start-glue-point="0" draw:end-shape="id2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3" draw:start-glue-point="0" draw:end-shape="id4" draw:end-glue-point="0" svg:d="M21800 7500v-541h2950v541" svg:viewBox="0 0 2951 542">
          <text:p/>
        </draw:connector>
        <draw:frame draw:style-name="gr13" draw:text-style-name="P8" draw:layer="layout" svg:width="6.5cm" svg:height="0.729cm" svg:x="9.3cm" svg:y="6.27cm">
          <draw:text-box>
            <text:p text:style-name="P6"><text:span text:style-name="T1">Données d’entraînement</text:span></text:p>
          </draw:text-box>
        </draw:frame>
        <draw:frame draw:style-name="gr13" draw:text-style-name="P8" draw:layer="layout" svg:width="4.9cm" svg:height="0.729cm" svg:x="20.6cm" svg:y="6.271cm">
          <draw:text-box>
            <text:p text:style-name="P6"><text:span text:style-name="T1">Données de test</text:span></text:p>
          </draw:text-box>
        </draw:frame>
        <draw:custom-shape draw:style-name="gr14" draw:text-style-name="P10" xml:id="id5" draw:id="id5" draw:layer="layout" svg:width="5.5cm" svg:height="1.5cm" svg:x="11cm" svg:y="10.5cm">
          <text:p text:style-name="P9"><text:s/>Régression</text:p>
          <text:p text:style-name="P9">Liné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" draw:start-glue-point="2" draw:end-shape="id5" draw:end-glue-point="0" svg:d="M8550 8500v1000h5200v1000" svg:viewBox="0 0 5201 2001">
          <text:p/>
        </draw:connector>
        <draw:connector draw:style-name="gr16" draw:text-style-name="P7" draw:layer="layout" svg:x1="16.6cm" svg:y1="8.5cm" svg:x2="13.75cm" svg:y2="10.5cm" draw:start-shape="id2" draw:start-glue-point="2" draw:end-shape="id5" draw:end-glue-point="0" svg:d="M16600 8500v1000h-2850v1000" svg:viewBox="0 0 2851 2001">
          <text:p/>
        </draw:connector>
        <draw:frame draw:style-name="gr17" draw:text-style-name="P12" draw:layer="layout" svg:width="6.5cm" svg:height="1.685cm" svg:x="4.7cm" svg:y="9.671cm">
          <draw:text-box>
            <text:p text:style-name="P11"><text:span text:style-name="T1">Standardisation des données et entraînement du modèle</text:span></text:p>
          </draw:text-box>
        </draw:frame>
        <draw:custom-shape draw:style-name="gr18" draw:text-style-name="P13" draw:layer="layout" svg:width="1cm" svg:height="1cm" svg:x="3.8cm" svg:y="9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21.8cm" svg:y1="8.5cm" svg:x2="16.5cm" svg:y2="11.25cm" draw:start-shape="id3" draw:start-glue-point="2" draw:end-shape="id5" draw:end-glue-point="1" svg:d="M21800 8500v2750h-5300" svg:viewBox="0 0 5301 2751">
          <text:p/>
        </draw:connector>
        <draw:frame draw:style-name="gr20" draw:text-style-name="P12" draw:layer="layout" svg:width="8.2cm" svg:height="1.207cm" svg:x="17.8cm" svg:y="11.572cm">
          <draw:text-box>
            <text:p text:style-name="P11"><text:span text:style-name="T1">Standardisation des données et test du modèle</text:span></text:p>
          </draw:text-box>
        </draw:frame>
        <draw:custom-shape draw:style-name="gr18" draw:text-style-name="P13" draw:layer="layout" svg:width="1cm" svg:height="1cm" svg:x="16.9cm" svg:y="11.401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6" draw:id="id6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svg:x1="13.75cm" svg:y1="12cm" svg:x2="13.75cm" svg:y2="13.2cm" draw:start-shape="id5" draw:start-glue-point="2" draw:end-shape="id6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3" draw:text-style-name="P15" xml:id="id7" draw:id="id7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4" draw:text-style-name="P7" draw:layer="layout" svg:x1="13.75cm" svg:y1="14.2cm" svg:x2="22.45cm" svg:y2="15cm" draw:start-shape="id6" draw:start-glue-point="2" draw:end-shape="id7" svg:d="M13750 14200v1341h8700v-541" svg:viewBox="0 0 8701 1342">
          <text:p/>
        </draw:connector>
        <draw:connector draw:style-name="gr25" draw:text-style-name="P7" draw:layer="layout" svg:x1="24.75cm" svg:y1="8.5cm" svg:x2="26.5cm" svg:y2="14.05cm" draw:start-shape="id4" draw:start-glue-point="2" draw:end-shape="id7" draw:end-glue-point="1" svg:d="M24750 8500v2300h2291v3250h-541" svg:viewBox="0 0 2292 5551">
          <text:p/>
        </draw:connector>
        <draw:frame draw:style-name="gr26" draw:text-style-name="P12" draw:layer="layout" svg:width="5.9cm" svg:height="0.729cm" svg:x="8.3cm" svg:y="14.473cm">
          <draw:text-box>
            <text:p text:style-name="P11"><text:span text:style-name="T1">Evaluation du modèle</text:span></text:p>
          </draw:text-box>
        </draw:frame>
        <draw:custom-shape draw:style-name="gr18" draw:text-style-name="P13" draw:layer="layout" svg:width="1cm" svg:height="1cm" svg:x="7.4cm" svg:y="14.302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svg:x1="3.5cm" svg:y1="5.3cm" svg:x2="3.5cm" svg:y2="8cm" draw:start-shape="id8" draw:start-glue-point="3" draw:end-shape="id1" svg:d="M3500 5300h-541v2700h541" svg:viewBox="0 0 542 2701">
          <text:p/>
        </draw:connector>
        <draw:frame draw:style-name="gr20" draw:text-style-name="P8" draw:layer="layout" svg:width="5.5cm" svg:height="1.207cm" draw:transform="rotate (1.5707963267949) translate (1.647cm 9.353cm)">
          <draw:text-box>
            <text:p text:style-name="P6"><text:span text:style-name="T1">Réorganisation des données</text:span></text:p>
          </draw:text-box>
        </draw:frame>
        <draw:custom-shape draw:style-name="gr28" draw:text-style-name="P5" xml:id="id10" draw:id="id10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draw:type="line" svg:x1="14.5cm" svg:y1="1.1cm" svg:x2="14.5cm" svg:y2="2.4cm" draw:start-shape="id9" draw:start-glue-point="2" draw:end-shape="id10" draw:end-glue-point="0" svg:d="M14500 1100v1300" svg:viewBox="0 0 1 1301">
          <text:p/>
        </draw:connector>
        <draw:frame draw:style-name="gr20" draw:text-style-name="P8" draw:layer="layout" svg:width="11.4cm" svg:height="1.207cm" svg:x="3.5cm" svg:y="1.571cm">
          <draw:text-box>
            <text:p text:style-name="P6"><text:span text:style-name="T1">Transformation du dataframe en matrice → </text:span></text:p>
          </draw:text-box>
        </draw:frame>
        <draw:frame draw:style-name="gr30" draw:text-style-name="P8" draw:layer="layout" svg:width="10.9cm" svg:height="0.829cm" svg:x="3.5cm" svg:y="3.972cm">
          <draw:text-box>
            <text:p text:style-name="P6"><text:span text:style-name="T1">Fractionnement des données</text:span></text:p>
          </draw:text-box>
        </draw:frame>
        <draw:frame draw:style-name="gr7" draw:text-style-name="P6" draw:layer="layout" svg:width="13.5cm" svg:height="1.089cm" svg:x="7.25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31" draw:text-style-name="P7" xml:id="id11" draw:id="id11" draw:layer="layout" draw:type="line" svg:x1="14.5cm" svg:y1="3.4cm" svg:x2="14.5cm" svg:y2="3.4cm" draw:start-shape="id10" draw:start-glue-point="2" draw:end-shape="id10" svg:d="M14500 3400z" svg:viewBox="0 0 1 1">
          <text:p/>
        </draw:connector>
        <draw:connector draw:style-name="gr32" draw:text-style-name="P7" draw:layer="layout" draw:type="line" svg:x1="14.5cm" svg:y1="3.4cm" svg:x2="14.5cm" svg:y2="4.8cm" draw:start-shape="id11" draw:start-glue-point="0" draw:end-shape="id12" draw:end-glue-point="0" svg:d="M14500 3400v1400" svg:viewBox="0 0 1 1401">
          <text:p/>
        </draw:connector>
        <draw:frame draw:style-name="gr33" draw:text-style-name="P7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3" draw:text-style-name="P7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6:11:04.948354765</meta:creation-date>
    <dc:date>2025-07-20T22:32:01.846063131</dc:date>
    <meta:editing-duration>PT1H52M49S</meta:editing-duration>
    <meta:editing-cycles>38</meta:editing-cycles>
    <meta:generator>LibreOffice/7.3.7.2$Linux_X86_64 LibreOffice_project/3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text>Dataframe</mtext>
      <mi>D</mi>
      <mtext>de demimesion </mtext>
      <mn>50</mn>
      <mtext>x</mtext>
      <mn>12</mn>
    </mrow>
    <annotation encoding="StarMath 5.0">"Dataframe" D "de demimesion " 50 "x" 12
</annotation>
  </semantics>
</math>
</file>

<file path=Object 1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2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3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